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17b73a" officeooo:paragraph-rsid="0017b73a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1823b3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1823b3" officeooo:paragraph-rsid="001823b3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190c0f" officeooo:paragraph-rsid="00190c0f"/>
    </style:style>
    <style:style style:name="T1" style:family="text">
      <style:text-properties fo:language="en" fo:country="CA" loext:padding="0in" loext:border="none"/>
    </style:style>
    <style:style style:name="T2" style:family="text">
      <style:text-properties fo:language="en" fo:country="CA" officeooo:rsid="001823b3" loext:padding="0in" loext:border="none"/>
    </style:style>
    <style:style style:name="T3" style:family="text">
      <style:text-properties fo:language="en" fo:country="CA" officeooo:rsid="00190c0f" loext:padding="0in" loext:border="none"/>
    </style:style>
    <style:style style:name="T4" style:family="text">
      <style:text-properties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uto-qPCR is a python based web app designed to process raw data files from thermal cycler machines.</text:span></text:p>
      <text:p text:style-name="P2"><text:span text:style-name="T1"/></text:p>
      <text:p text:style-name="P2"><text:span text:style-name="T1">The souce code for the program can be found at:</text:span></text:p>
      <text:p text:style-name="P2"><text:a xlink:type="simple" xlink:href="https://github.com/neuroeddu/Auto-qPCR" text:style-name="Internet_20_link" text:visited-style-name="Visited_20_Internet_20_Link"><text:span text:style-name="T1">https://github.com/neuroeddu/Auto-qPCR</text:span></text:a></text:p>
      <text:p text:style-name="P2"><text:span text:style-name="T1"/></text:p>
      <text:p text:style-name="P2"><text:span text:style-name="T1"/></text:p>
      <text:p text:style-name="P1"><text:span text:style-name="T1"/></text:p>
      <text:p text:style-name="P3"><text:span text:style-name="T1">Quantifying changes at the DNA and RNA levels are essential components of any molecular biology toolkit. As a result, analyses of DNA or RNA from cells using quantitative real time PCR techniques. However, the analysis of qPCR data includes many steps that are time consuming and cumbersome </text:span><text:span text:style-name="T2">and </text:span><text:span text:style-name="T1">can lead to mistakes. </text:span><text:span text:style-name="T2">We developed Auto-qPCR to</text:span><text:span text:style-name="T1"> address this bottleneck: </text:span><text:span text:style-name="T2">an</text:span><text:span text:style-name="T1"> open source software, written in Python, to automate the processing of raw output files from any qPCR machine using standard calculations that are usually performed manually. Auto-qPCR saves time </text:span><text:span text:style-name="T2">and helps</text:span><text:span text:style-name="T1"> standardiz</text:span><text:span text:style-name="T2">e</text:span><text:span text:style-name="T1"> </text:span><text:span text:style-name="T2">analysis of </text:span><text:span text:style-name="T1">qPCR experiments.</text:span><text:span text:style-name="T2">Auto-qPCR is</text:span><text:span text:style-name="T1"> easy to use and does not require programming knowledge or software installation. </text:span><text:span text:style-name="T2">W</text:span><text:span text:style-name="T1">e provide examples </text:span><text:span text:style-name="T2">data for </text:span><text:span text:style-name="T1">four different modes of data processing </text:span><text:span text:style-name="T2">avialble in the program. </text:span></text:p>
      <text:p text:style-name="P3"><text:span text:style-name="T2"/></text:p>
      <text:p text:style-name="P3"><text:span text:style-name="T1">1) </text:span><text:span text:style-name="T2">Absolute model of RNA quantification using a calibration curve</text:span></text:p>
      <text:p text:style-name="P4"><text:span text:style-name="T1">2) Relative quantificaiton model</text:span></text:p>
      <text:p text:style-name="P4"><text:span text:style-name="T1"><text:tab/></text:span><text:span text:style-name="T3">2</text:span><text:span text:style-name="T1">) relative to endogenous control(s) (delta-CT)</text:span></text:p>
      <text:p text:style-name="P4"><text:span text:style-name="T1"><text:tab/></text:span><text:span text:style-name="T3">3</text:span><text:span text:style-name="T1">) relative to endogenous control(s) and a reference </text:span><text:span text:style-name="T3">sample</text:span></text:p>
      <text:p text:style-name="P3"><text:span text:style-name="T2">4) </text:span><text:span text:style-name="T1">cDNA quantification to identify deletion or duplication events within the genome </text:span><text:span text:style-name="T2">using a target reference and a reference sample (delta-delta-CT)</text:span></text:p>
      <text:p text:style-name="P3"><text:span text:style-name="T2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alena Thomas</meta:initial-creator>
    <meta:creation-date>2020-10-15T12:14:16.959517030</meta:creation-date>
    <dc:date>2020-10-15T12:42:32.819363219</dc:date>
    <dc:creator>Rhalena Thomas</dc:creator>
    <meta:editing-duration>PT7M5S</meta:editing-duration>
    <meta:editing-cycles>1</meta:editing-cycles>
    <meta:document-statistic meta:table-count="0" meta:image-count="0" meta:object-count="0" meta:page-count="1" meta:paragraph-count="9" meta:word-count="202" meta:character-count="1344" meta:non-whitespace-character-count="1148"/>
    <meta:generator>LibreOffice/6.0.7.3$Linux_X86_64 LibreOffice_project/00m0$Build-3</meta:generator>
  </office:meta>
</office:document-meta>
</file>